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nherit" svg:font-family="inheri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19.001cm" style:rel-column-width="10772*"/>
    </style:style>
    <style:style style:name="表格3.A1" style:family="table-cell">
      <style:table-cell-properties fo:padding="0.097cm" fo:border="0.05pt solid #000000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19.001cm" style:rel-column-width="10772*"/>
    </style:style>
    <style:style style:name="表格2.A1" style:family="table-cell">
      <style:table-cell-properties fo:padding="0.097cm" fo:border="0.05pt solid #000000"/>
    </style:style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19.001cm" style:rel-column-width="10772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officeooo:paragraph-rsid="000faa28" style:language-asian="zh" style:country-asian="TW" style:font-weight-asian="bold" style:font-weight-complex="bold"/>
    </style:style>
    <style:style style:name="P3" style:family="paragraph" style:parent-style-name="Table_20_Contents">
      <style:text-properties fo:font-weight="bold" officeooo:rsid="000faa28" officeooo:paragraph-rsid="000faa28" style:language-asian="zh" style:country-asian="TW" style:font-weight-asian="bold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officeooo:rsid="000faa28" officeooo:paragraph-rsid="000faa28" style:language-asian="zh" style:country-asian="TW" style:font-weight-asian="bold" style:font-weight-complex="bold"/>
    </style:style>
    <style:style style:name="P5" style:family="paragraph" style:parent-style-name="Standard">
      <style:text-properties fo:font-weight="bold" officeooo:paragraph-rsid="002c9e3d" style:letter-kerning="true" style:font-weight-asian="bold"/>
    </style:style>
    <style:style style:name="P6" style:family="paragraph" style:parent-style-name="Standard">
      <style:text-properties fo:font-weight="bold" officeooo:paragraph-rsid="002eced6" style:letter-kerning="true" style:font-weight-asian="bold"/>
    </style:style>
    <style:style style:name="P7" style:family="paragraph" style:parent-style-name="Standard">
      <style:text-properties fo:font-weight="bold" officeooo:paragraph-rsid="002eced6" style:letter-kerning="true" style:language-asian="zh" style:country-asian="TW" style:font-weight-asian="bold"/>
    </style:style>
    <style:style style:name="P8" style:family="paragraph" style:parent-style-name="Standard">
      <style:text-properties fo:font-weight="bold" officeooo:paragraph-rsid="0030d1fc" style:letter-kerning="true" style:language-asian="zh" style:country-asian="TW" style:font-weight-asian="bold"/>
    </style:style>
    <style:style style:name="P9" style:family="paragraph" style:parent-style-name="Standard">
      <style:text-properties fo:font-weight="bold" officeooo:rsid="000faa28" officeooo:paragraph-rsid="00275289" style:language-asian="zh" style:country-asian="TW" style:font-weight-asian="bold" style:font-weight-complex="bold"/>
    </style:style>
    <style:style style:name="P10" style:family="paragraph" style:parent-style-name="Standard">
      <style:text-properties fo:font-weight="bold" officeooo:rsid="000faa28" officeooo:paragraph-rsid="00293318" style:language-asian="zh" style:country-asian="TW" style:font-weight-asian="bold" style:font-weight-complex="bold"/>
    </style:style>
    <style:style style:name="P11" style:family="paragraph" style:parent-style-name="Standard"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12" style:family="paragraph" style:parent-style-name="Standard">
      <style:text-properties officeooo:rsid="000faa28" officeooo:paragraph-rsid="000faa28" style:language-asian="zh" style:country-asian="TW"/>
    </style:style>
    <style:style style:name="P13" style:family="paragraph" style:parent-style-name="Standard">
      <style:text-properties officeooo:paragraph-rsid="00275289"/>
    </style:style>
    <style:style style:name="P14" style:family="paragraph" style:parent-style-name="Standard">
      <style:paragraph-properties fo:break-before="page"/>
      <style:text-properties officeooo:rsid="000faa28" officeooo:paragraph-rsid="000faa28" style:language-asian="zh" style:country-asian="TW"/>
    </style:style>
    <style:style style:name="P15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16" style:family="paragraph" style:parent-style-name="Table_20_Contents">
      <style:text-properties officeooo:rsid="000faa28" officeooo:paragraph-rsid="00275289" style:language-asian="zh" style:country-asian="TW"/>
    </style:style>
    <style:style style:name="P17" style:family="paragraph" style:parent-style-name="Table_20_Contents">
      <style:text-properties officeooo:rsid="000faa28" officeooo:paragraph-rsid="002eced6" style:language-asian="zh" style:country-asian="TW"/>
    </style:style>
    <style:style style:name="P18" style:family="paragraph" style:parent-style-name="Table_20_Contents">
      <style:text-properties fo:font-weight="bold" officeooo:rsid="000faa28" officeooo:paragraph-rsid="00275289" style:language-asian="zh" style:country-asian="TW" style:font-weight-asian="bold" style:font-weight-complex="bold"/>
    </style:style>
    <style:style style:name="P19" style:family="paragraph" style:parent-style-name="Table_20_Contents" style:list-style-name="L1">
      <style:text-properties fo:font-weight="bold" officeooo:rsid="000faa28" officeooo:paragraph-rsid="00275289" style:language-asian="zh" style:country-asian="TW" style:font-weight-asian="bold" style:font-weight-complex="bold"/>
    </style:style>
    <style:style style:name="P20" style:family="paragraph" style:parent-style-name="Table_20_Contents" style:list-style-name="L1"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21" style:family="paragraph" style:parent-style-name="Table_20_Contents">
      <style:text-properties fo:font-weight="bold" officeooo:rsid="000faa28" officeooo:paragraph-rsid="00293318" style:language-asian="zh" style:country-asian="TW" style:font-weight-asian="bold" style:font-weight-complex="bold"/>
    </style:style>
    <style:style style:name="P22" style:family="paragraph" style:parent-style-name="Table_20_Contents">
      <style:text-properties fo:font-weight="bold" officeooo:rsid="000faa28" officeooo:paragraph-rsid="002eced6" style:language-asian="zh" style:country-asian="TW" style:font-weight-asian="bold" style:font-weight-complex="bold"/>
    </style:style>
    <style:style style:name="P23" style:family="paragraph" style:parent-style-name="Table_20_Contents">
      <style:text-properties fo:font-weight="bold" officeooo:rsid="000faa28" officeooo:paragraph-rsid="002f8317" style:language-asian="zh" style:country-asian="TW" style:font-weight-asian="bold" style:font-weight-complex="bold"/>
    </style:style>
    <style:style style:name="P24" style:family="paragraph" style:parent-style-name="Table_20_Contents" style:list-style-name="L1">
      <style:text-properties officeooo:paragraph-rsid="00275289"/>
    </style:style>
    <style:style style:name="P25" style:family="paragraph" style:parent-style-name="Table_20_Contents" style:list-style-name="L1">
      <style:text-properties officeooo:paragraph-rsid="002eced6"/>
    </style:style>
    <style:style style:name="T1" style:family="text">
      <style:text-properties officeooo:rsid="000faa28"/>
    </style:style>
    <style:style style:name="T2" style:family="text">
      <style:text-properties officeooo:rsid="002c9e3d" style:language-asian="zh" style:country-asian="TW"/>
    </style:style>
    <style:style style:name="T3" style:family="text">
      <style:text-properties officeooo:rsid="002eced6" style:language-asian="zh" style:country-asian="TW"/>
    </style:style>
    <style:style style:name="T4" style:family="text">
      <style:text-properties fo:font-weight="bold" officeooo:rsid="00275289" style:language-asian="zh" style:country-asian="TW" style:font-weight-asian="bold" style:font-weight-complex="bold"/>
    </style:style>
    <style:style style:name="T5" style:family="text">
      <style:text-properties officeooo:rsid="002c9e3d" style:letter-kerning="true"/>
    </style:style>
    <style:style style:name="T6" style:family="text">
      <style:text-properties officeooo:rsid="002f8317" style:letter-kerning="true"/>
    </style:style>
    <style:style style:name="T7" style:family="text">
      <style:text-properties officeooo:rsid="001d8617"/>
    </style:style>
    <style:style style:name="T8" style:family="text">
      <style:text-properties officeooo:rsid="001e9124"/>
    </style:style>
    <style:style style:name="T9" style:family="text">
      <style:text-properties officeooo:rsid="00275289"/>
    </style:style>
    <style:style style:name="T10" style:family="text">
      <style:text-properties officeooo:rsid="00293318"/>
    </style:style>
    <style:style style:name="T11" style:family="text">
      <style:text-properties officeooo:rsid="0029d6b0"/>
    </style:style>
    <style:style style:name="T12" style:family="text">
      <style:text-properties officeooo:rsid="002c9e3d"/>
    </style:style>
    <style:style style:name="T13" style:family="text">
      <style:text-properties officeooo:rsid="002d55b5"/>
    </style:style>
    <style:style style:name="T14" style:family="text">
      <style:text-properties officeooo:rsid="002c9e3d" style:font-weight-complex="bold"/>
    </style:style>
    <style:style style:name="T15" style:family="text">
      <style:text-properties officeooo:rsid="002f8317" style:font-weight-complex="bold"/>
    </style:style>
    <style:style style:name="T16" style:family="text">
      <style:text-properties officeooo:rsid="0030d1fc"/>
    </style:style>
    <style:style style:name="T17" style:family="text">
      <style:text-properties officeooo:rsid="003299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金門大學 資訊工程系 101 學年度</text:span><text:span text:style-name="T9">下</text:span><text:span text:style-name="T1">學期 </text:span><text:span text:style-name="T7">網路程式設計</text:span><text:span text:style-name="T1"> 期中考 出題者：陳鍾誠</text:span></text:p>
      <text:p text:style-name="P4">考生姓名： <text:s text:c="47"/>學號： <text:s text:c="43"/>得分：</text:p>
      <text:p text:style-name="P12"/>
      <text:p text:style-name="P21"><text:span text:style-name="T9">以下題目均按</text:span><text:span text:style-name="T10">學號</text:span><text:span text:style-name="T9">規則推算出指定的題數來做，每題 </text:span><text:span text:style-name="T10">5 分，</text:span><text:span text:style-name="T9">只寫出中文得2 分，說明正確得 4 分，詳細完整得 5 分。題號計算錯誤的話，答案非常完美也只有 </text:span><text:span text:style-name="T17">3 分。</text:span></text:p>
      <text:p text:style-name="P21"><text:span text:style-name="T17"/></text:p>
      <text:p text:style-name="P21"><text:span text:style-name="T9"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3"><text:span text:style-name="T9">名詞解釋：(</text:span><text:span text:style-name="T16">共19 題，</text:span><text:span text:style-name="T9">取</text:span><text:span text:style-name="T12">6 題，</text:span><text:span text:style-name="T5">請先寫出</text:span><text:span text:style-name="T6">你應做的</text:span><text:span text:style-name="T5">題號</text:span><text:span text:style-name="T12">)</text:span><text:span text:style-name="T9"><text:line-break/></text:span></text:p>
            <text:list xml:id="list5753731314444379571" text:style-name="L1">
              <text:list-item text:start-value="0">
                <text:p text:style-name="P25"><text:span text:style-name="T4">IP</text:span></text:p>
              </text:list-item>
              <text:list-item>
                <text:p text:style-name="P25"><text:span text:style-name="T4">TCP</text:span></text:p>
              </text:list-item>
              <text:list-item>
                <text:p text:style-name="P25"><text:span text:style-name="T4">UDP</text:span></text:p>
              </text:list-item>
              <text:list-item>
                <text:p text:style-name="P25"><text:span text:style-name="T4">HTTP</text:span></text:p>
              </text:list-item>
              <text:list-item>
                <text:p text:style-name="P25"><text:span text:style-name="T4">HTML</text:span></text:p>
              </text:list-item>
              <text:list-item>
                <text:p text:style-name="P25"><text:span text:style-name="T4">CSS</text:span></text:p>
              </text:list-item>
              <text:list-item>
                <text:p text:style-name="P25"><text:span text:style-name="T4">Socket</text:span></text:p>
              </text:list-item>
              <text:list-item>
                <text:p text:style-name="P20"><text:span text:style-name="T9">DNS</text:span></text:p>
              </text:list-item>
              <text:list-item>
                <text:p text:style-name="P20"><text:span text:style-name="T9">Internet</text:span></text:p>
              </text:list-item>
              <text:list-item>
                <text:p text:style-name="P20"><text:span text:style-name="T9">Web</text:span></text:p>
              </text:list-item>
              <text:list-item>
                <text:p text:style-name="P20"><text:span text:style-name="T9">Crawler</text:span></text:p>
              </text:list-item>
              <text:list-item>
                <text:p text:style-name="P20"><text:span text:style-name="T9">Web Server</text:span></text:p>
              </text:list-item>
              <text:list-item>
                <text:p text:style-name="P20"><text:span text:style-name="T9">Browser</text:span></text:p>
              </text:list-item>
              <text:list-item>
                <text:p text:style-name="P20"><text:span text:style-name="T9">Client</text:span></text:p>
              </text:list-item>
              <text:list-item>
                <text:p text:style-name="P20"><text:span text:style-name="T9">Server</text:span></text:p>
              </text:list-item>
              <text:list-item>
                <text:p text:style-name="P20"><text:span text:style-name="T9">ipconfig</text:span></text:p>
              </text:list-item>
              <text:list-item>
                <text:p text:style-name="P20"><text:span text:style-name="T9">URL</text:span></text:p>
              </text:list-item>
              <text:list-item>
                <text:p text:style-name="P20"><text:span text:style-name="T9">Thread</text:span></text:p>
              </text:list-item>
              <text:list-item>
                <text:p text:style-name="P20"><text:span text:style-name="T9">Deadlock</text:span></text:p>
              </text:list-item>
            </text:list>
            <text:p text:style-name="P22"><text:span text:style-name="T9"/></text:p>
            <text:p text:style-name="P11"><text:span text:style-name="T9"/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17"/>
          </table:table-cell>
        </table:table-row>
      </table:table>
      <text:p text:style-name="P11"><text:span text:style-name="T9"/></text:p>
      <text:p text:style-name="P15">考生姓名： <text:s text:c="47"/>學號： <text:s text:c="43"/></text:p>
      <text:p text:style-name="P11"><text:span text:style-name="T9"/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<text:span text:style-name="T8">程式解釋：</text:span><text:span text:style-name="T11">(共</text:span><text:span text:style-name="T16">13 題</text:span><text:span text:style-name="T11">，取</text:span><text:span text:style-name="T12">4題</text:span><text:span text:style-name="T14">，請先寫出</text:span><text:span text:style-name="T15">你應做的</text:span><text:span text:style-name="T14">題號</text:span><text:span text:style-name="T12">)</text:span></text:p>
            <text:p text:style-name="P9"><text:span text:style-name="T9"/></text:p>
            <text:p text:style-name="P10"><text:span text:style-name="T10">using System;</text:span></text:p>
            <text:p text:style-name="P10"><text:span text:style-name="T10">using System.Net;</text:span></text:p>
            <text:p text:style-name="P10"><text:span text:style-name="T10">using System.Net.Sockets;</text:span></text:p>
            <text:p text:style-name="P10"><text:span text:style-name="T10">using System.Text;</text:span></text:p>
            <text:p text:style-name="P10"><text:span text:style-name="T10"/></text:p>
            <text:p text:style-name="P10"><text:span text:style-name="T10"><text:s/>public class UdpClient {</text:span></text:p>
            <text:p text:style-name="P10"><text:span text:style-name="T10"><text:s text:c="3"/>public static void Main(string[] args) {</text:span></text:p>
            <text:p text:style-name="P10"><text:span text:style-name="T10">0. <text:s text:c="3"/>IPEndPoint ipep = new IPEndPoint(IPAddress.Parse(args[0]), 5555);</text:span></text:p>
            <text:p text:style-name="P10"><text:span text:style-name="T10">1. <text:s text:c="3"/>Socket server = new Socket(AddressFamily.InterNetwork,</text:span></text:p>
            <text:p text:style-name="P10"><text:span text:style-name="T10"><text:s text:c="49"/>SocketType.Dgram, ProtocolType.Udp);</text:span></text:p>
            <text:p text:style-name="P10"><text:span text:style-name="T10">2. <text:s text:c="3"/>while(true) {</text:span></text:p>
            <text:p text:style-name="P10"><text:span text:style-name="T10">3. <text:s text:c="6"/>string input = Console.ReadLine();</text:span></text:p>
            <text:p text:style-name="P10"><text:span text:style-name="T10">4. <text:s text:c="6"/>if (input == "exit") break;</text:span></text:p>
            <text:p text:style-name="P10"><text:span text:style-name="T10">5. <text:s text:c="6"/>server.SendTo(Encoding.UTF8.GetBytes(input), ipep);</text:span></text:p>
            <text:p text:style-name="P10"><text:span text:style-name="T10"><text:s text:c="8"/>}</text:span></text:p>
            <text:p text:style-name="P10"><text:span text:style-name="T10">6. <text:s text:c="3"/>server.Close();</text:span></text:p>
            <text:p text:style-name="P10"><text:span text:style-name="T10"><text:s text:c="2"/>}</text:span></text:p>
            <text:p text:style-name="P10"><text:span text:style-name="T10">}</text:span></text:p>
            <text:p text:style-name="P10"><text:span text:style-name="T10"/></text:p>
            <text:p text:style-name="P10"><text:span text:style-name="T10">public class UdpServer {</text:span></text:p>
            <text:p text:style-name="P10"><text:span text:style-name="T10"><text:s text:c="4"/>public static void Main() {</text:span></text:p>
            <text:p text:style-name="P10"><text:span text:style-name="T10"><text:s text:c="8"/>IPEndPoint ipep = new IPEndPoint(IPAddress.Any, 5555);</text:span></text:p>
            <text:p text:style-name="P10"><text:span text:style-name="T10"><text:s text:c="8"/>Socket newsock = new Socket(AddressFamily.InterNetwork, </text:span></text:p>
            <text:p text:style-name="P10"><text:span text:style-name="T10"><text:tab/><text:tab/> <text:s text:c="18"/>SocketType.Dgram, ProtocolType.Udp);</text:span></text:p>
            <text:p text:style-name="P10"><text:span text:style-name="T10">7. <text:s text:c="3"/>newsock.Bind(ipep);</text:span></text:p>
            <text:p text:style-name="P10"><text:span text:style-name="T10">8. <text:s text:c="3"/>IPEndPoint sender = new IPEndPoint(IPAddress.Any, 0); </text:span></text:p>
            <text:p text:style-name="P10"><text:span text:style-name="T10">9. <text:s text:c="3"/>EndPoint Remote = (EndPoint)(sender);</text:span></text:p>
            <text:p text:style-name="P10"><text:span text:style-name="T10"><text:s text:c="8"/>while(true) {</text:span></text:p>
            <text:p text:style-name="P10"><text:span text:style-name="T10">10. <text:s text:c="4"/>byte[] data = new byte[1024];</text:span></text:p>
            <text:p text:style-name="P10"><text:span text:style-name="T10">11. <text:s text:c="4"/>int recv = newsock.ReceiveFrom(data, ref Remote);</text:span></text:p>
            <text:p text:style-name="P10"><text:span text:style-name="T10">12. <text:s text:c="4"/>Console.WriteLine(Encoding.UTF8.GetString(data, 0, recv)); </text:span></text:p>
            <text:p text:style-name="P10"><text:span text:style-name="T10"><text:s text:c="8"/>}</text:span></text:p>
            <text:p text:style-name="P10"><text:span text:style-name="T10"><text:s text:c="4"/>}</text:span></text:p>
            <text:p text:style-name="P10"><text:span text:style-name="T10">}</text:span></text:p>
          </table:table-cell>
        </table:table-row>
      </table:table>
      <text:p text:style-name="P12"/>
      <text:p text:style-name="P14"/>
      <text:p text:style-name="P4">考生姓名： <text:s text:c="47"/>學號： <text:s text:c="43"/></text:p>
      <text:p text:style-name="P12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"><text:span text:style-name="T8">程式解釋：</text:span><text:span text:style-name="T11">(共 </text:span><text:span text:style-name="T16">31 題</text:span><text:span text:style-name="T11">，取</text:span><text:span text:style-name="T13">10</text:span><text:span text:style-name="T12">題</text:span><text:span text:style-name="T14">，請先寫出</text:span><text:span text:style-name="T15">你應做的</text:span><text:span text:style-name="T14">題號</text:span><text:span text:style-name="T12">)</text:span></text:p>
            <text:p text:style-name="P5"><text:span text:style-name="T2"/></text:p>
            <text:p text:style-name="P5"><text:span text:style-name="T2">using System;</text:span></text:p>
            <text:p text:style-name="P5"><text:span text:style-name="T2">using System.Collections.Generic;</text:span></text:p>
            <text:p text:style-name="P5"><text:span text:style-name="T2">using System.Text;</text:span></text:p>
            <text:p text:style-name="P5"><text:span text:style-name="T2">using System.Net;</text:span></text:p>
            <text:p text:style-name="P5"><text:span text:style-name="T2">using System.Net.Sockets;</text:span></text:p>
            <text:p text:style-name="P5"><text:span text:style-name="T2">using System.IO;</text:span></text:p>
            <text:p text:style-name="P5"><text:span text:style-name="T2">using System.Threading;</text:span></text:p>
            <text:p text:style-name="P5"><text:span text:style-name="T2"/></text:p>
            <text:p text:style-name="P5"><text:span text:style-name="T2">class ChatBox {</text:span></text:p>
            <text:p text:style-name="P5"><text:span text:style-name="T2"><text:s text:c="2"/>int port = 20;</text:span></text:p>
            <text:p text:style-name="P5"><text:span text:style-name="T2"/></text:p>
            <text:p text:style-name="P5"><text:span text:style-name="T2"><text:s text:c="2"/>public static void Main(String[] args) {</text:span></text:p>
            <text:p text:style-name="P5"><text:span text:style-name="T2">0. <text:s text:c="2"/>ChatBox chatBox = new ChatBox();</text:span></text:p>
            <text:p text:style-name="P5"><text:span text:style-name="T2"><text:s text:c="6"/>if (args.Length == 0)</text:span></text:p>
            <text:p text:style-name="P5"><text:span text:style-name="T2">1. <text:s text:c="5"/>chatBox.ServerMain();</text:span></text:p>
            <text:p text:style-name="P5"><text:span text:style-name="T2"><text:s text:c="6"/>else</text:span></text:p>
            <text:p text:style-name="P5"><text:span text:style-name="T2">2. <text:s text:c="5"/>chatBox.ClientMain(args[0]);</text:span></text:p>
            <text:p text:style-name="P5"><text:span text:style-name="T2"><text:s text:c="2"/>}</text:span></text:p>
            <text:p text:style-name="P5"><text:span text:style-name="T2"/></text:p>
            <text:p text:style-name="P5"><text:span text:style-name="T2">3. public void ServerMain() {</text:span></text:p>
            <text:p text:style-name="P5"><text:span text:style-name="T2">4. <text:s/>IPEndPoint ipep = new IPEndPoint(IPAddress.Any, port);</text:span></text:p>
            <text:p text:style-name="P5"><text:span text:style-name="T2">5. <text:s/>Socket newsock = new Socket(AddressFamily.InterNetwork,</text:span></text:p>
            <text:p text:style-name="P6"><text:span text:style-name="T2"><text:s text:c="10"/>SocketType.Stream, ProtocolType.Tcp); <text:s text:c="3"/></text:span></text:p>
            <text:p text:style-name="P6"><text:span text:style-name="T3">6.</text:span><text:span text:style-name="T2"> <text:s/>newsock.Bind(ipep);</text:span></text:p>
            <text:p text:style-name="P5"><text:span text:style-name="T2"><text:s text:c="6"/>newsock.Listen(10);</text:span></text:p>
            <text:p text:style-name="P5"><text:span text:style-name="T2">7. <text:s/>Socket client = newsock.Accept();</text:span></text:p>
            <text:p text:style-name="P5"><text:span text:style-name="T2">8. <text:s/>new TcpListener(client);</text:span></text:p>
            <text:p text:style-name="P5"><text:span text:style-name="T2">9. <text:s/>newsock.Close();</text:span></text:p>
            <text:p text:style-name="P5"><text:span text:style-name="T2"><text:s text:c="2"/>}</text:span></text:p>
            <text:p text:style-name="P5"><text:span text:style-name="T2"/></text:p>
            <text:p text:style-name="P5"><text:span text:style-name="T2">10. public void ClientMain(String ip) {</text:span></text:p>
            <text:p text:style-name="P5"><text:span text:style-name="T2"><text:s text:c="8"/>IPEndPoint ipep = new IPEndPoint(IPAddress.Parse(ip), port);</text:span></text:p>
            <text:p text:style-name="P5"><text:span text:style-name="T2">11. <text:s text:c="5"/>Socket server = new Socket(AddressFamily.InterNetwork,</text:span></text:p>
            <text:p text:style-name="P5"><text:span text:style-name="T2"><text:s text:c="31"/>SocketType.Stream, ProtocolType.Tcp);</text:span></text:p>
            <text:p text:style-name="P5"><text:span text:style-name="T2">12. <text:s text:c="4"/>server.Connect(ipep);</text:span></text:p>
            <text:p text:style-name="P5"><text:span text:style-name="T2">13. <text:s text:c="4"/>new TcpListener(server);</text:span></text:p>
            <text:p text:style-name="P5"><text:span text:style-name="T2">14. <text:s text:c="4"/>server.Shutdown(SocketShutdown.Both);</text:span></text:p>
            <text:p text:style-name="P5"><text:span text:style-name="T2"><text:s text:c="8"/>server.Close();</text:span></text:p>
            <text:p text:style-name="P5"><text:span text:style-name="T2"><text:s text:c="4"/>}</text:span></text:p>
            <text:p text:style-name="P5"><text:span text:style-name="T2">}</text:span></text:p>
            <text:p text:style-name="P5"><text:span text:style-name="T2"/></text:p>
            <text:p text:style-name="P5"><text:span text:style-name="T2">15. public class TcpListener {</text:span></text:p>
            <text:p text:style-name="P5"><text:span text:style-name="T2"><text:s text:c="4"/>Socket socket;</text:span></text:p>
            <text:p text:style-name="P5"><text:span text:style-name="T2"><text:s text:c="4"/>Thread inThread, outThread;</text:span></text:p>
            <text:p text:style-name="P5"><text:span text:style-name="T2"><text:s text:c="4"/>NetworkStream stream;</text:span></text:p>
            <text:p text:style-name="P5"><text:span text:style-name="T2"><text:s text:c="4"/>StreamReader reader;</text:span></text:p>
            <text:p text:style-name="P5"><text:span text:style-name="T2"><text:s text:c="4"/>StreamWriter writer;</text:span></text:p>
            <text:p text:style-name="P5"><text:span text:style-name="T2"/></text:p>
            <text:p text:style-name="P5"><text:soft-page-break/><text:span text:style-name="T2">16. public TcpListener(Socket s) {</text:span></text:p>
            <text:p text:style-name="P5"><text:span text:style-name="T2"><text:s text:c="5"/>socket = s;</text:span></text:p>
            <text:p text:style-name="P5"><text:span text:style-name="T2"><text:s text:c="5"/>stream = new NetworkStream(s);</text:span></text:p>
            <text:p text:style-name="P5"><text:span text:style-name="T2">17. <text:s/>reader = new StreamReader(stream);</text:span></text:p>
            <text:p text:style-name="P5"><text:span text:style-name="T2">18. <text:s/>writer = new StreamWriter(stream);</text:span></text:p>
            <text:p text:style-name="P5"><text:span text:style-name="T2">19. <text:s/>inThread = new Thread(new ThreadStart(inLoop));</text:span></text:p>
            <text:p text:style-name="P5"><text:span text:style-name="T2">20. <text:s/>inThread.Start();</text:span></text:p>
            <text:p text:style-name="P5"><text:span text:style-name="T2">21. <text:s/>outThread = new Thread(new ThreadStart(outLoop));</text:span></text:p>
            <text:p text:style-name="P5"><text:span text:style-name="T2">22. <text:s/>outThread.Start();</text:span></text:p>
            <text:p text:style-name="P5"><text:span text:style-name="T2">23. <text:s/>inThread.Join();</text:span></text:p>
            <text:p text:style-name="P5"><text:span text:style-name="T2"><text:s text:c="4"/>} </text:span></text:p>
            <text:p text:style-name="P5"><text:span text:style-name="T2"/></text:p>
            <text:p text:style-name="P5"><text:span text:style-name="T2">24. public void inLoop() {</text:span></text:p>
            <text:p text:style-name="P5"><text:span text:style-name="T2">25. <text:s text:c="3"/>while (true) {</text:span></text:p>
            <text:p text:style-name="P5"><text:span text:style-name="T2">26. <text:s text:c="6"/>String line = reader.ReadLine();</text:span></text:p>
            <text:p text:style-name="P5"><text:span text:style-name="T2">27. <text:s text:c="6"/>Console.WriteLine("收到：" + line);</text:span></text:p>
            <text:p text:style-name="P5"><text:span text:style-name="T2"><text:s text:c="8"/>}</text:span></text:p>
            <text:p text:style-name="P5"><text:span text:style-name="T2"><text:s text:c="4"/>}</text:span></text:p>
            <text:p text:style-name="P5"><text:span text:style-name="T2"/></text:p>
            <text:p text:style-name="P5"><text:span text:style-name="T2"><text:s text:c="4"/>public void outLoop() {</text:span></text:p>
            <text:p text:style-name="P5"><text:span text:style-name="T2">28. <text:s text:c="3"/>while (true) {</text:span></text:p>
            <text:p text:style-name="P5"><text:span text:style-name="T2">29. <text:s text:c="5"/>String line = Console.ReadLine();</text:span></text:p>
            <text:p text:style-name="P5"><text:span text:style-name="T2">30. <text:s text:c="5"/>writer.WriteLine(line);</text:span></text:p>
            <text:p text:style-name="P5"><text:span text:style-name="T2"><text:s text:c="9"/>writer.Flush();</text:span></text:p>
            <text:p text:style-name="P5"><text:span text:style-name="T2"><text:s text:c="8"/>}</text:span></text:p>
            <text:p text:style-name="P5"><text:span text:style-name="T2"><text:s text:c="4"/>}</text:span></text:p>
            <text:p text:style-name="P5"><text:span text:style-name="T2">}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inherit" svg:font-family="inheri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細明體" style:font-size-asian="10pt" style:font-name-complex="Courier New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細明體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3-04-12T16:46:56.73</dc:date>
    <meta:editing-duration>PT6H22M28S</meta:editing-duration>
    <meta:editing-cycles>29</meta:editing-cycles>
    <meta:generator>LibreOffice/4.0.0.3$Windows_x86 LibreOffice_project/7545bee9c2a0782548772a21bc84a9dcc583b89</meta:generator>
    <meta:print-date>2013-04-12T16:29:17.63</meta:print-date>
    <meta:document-statistic meta:table-count="3" meta:image-count="0" meta:object-count="0" meta:page-count="4" meta:paragraph-count="127" meta:word-count="566" meta:character-count="3634" meta:non-whitespace-character-count="2708"/>
  </office:meta>
</office:document-meta>
</file>